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cm" svg:height="0.962cm" svg:x="8cm" svg:y="5.5cm">
          <draw:text-box>
            <text:p>Changed!!!!!!!!!!!!!!!!!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New chan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hanged agai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3T11:35:24.820462076</meta:creation-date>
    <meta:generator>LibreOffice/7.3.7.2$Linux_X86_64 LibreOffice_project/30$Build-2</meta:generator>
    <dc:date>2024-06-17T15:54:58.050727100</dc:date>
    <meta:editing-duration>PT54S</meta:editing-duration>
    <meta:editing-cycles>3</meta:editing-cycles>
    <meta:document-statistic meta:object-count="32"/>
  </office:meta>
</office:document-meta>
</file>